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position="super 58%" style:text-underline-style="none"/>
    </style:style>
    <style:style style:name="T8" style:family="text">
      <style:text-properties style:text-position="0% 100%" style:text-underline-style="none"/>
    </style:style>
    <style:style style:name="T9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4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Luzzato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n explanatory lecture/</text:p>
      <text:p text:style-name="P6">[Hebrew]/</text:p>
      <text:p text:style-name="P6"/>
      <text:p text:style-name="P6">[Page 1]</text:p>
      <text:p text:style-name="P6">Brethren! <text:s/>The theme to which the section of this Sabbath/ draws our attention, is of such magnitude that to attempt to/ compass it within the circumscribed limits of a single lecture,/ would be futile. <text:s/>That portion of the book of Genesis which/ we have just perused, opens with the narrative of the vicissitudes/ of a man, whom whether we regard simply as an individual of the human race, or as the founder of a nation,/ <text:span text:style-name="T2">or as a simple individual,</text:span> we may justly call eminently/ great. <text:s/>In him the philosopher will admire that/ masterly mind, which through a concatenation of effects and their/ causes, could unravel the <text:span text:style-name="T5">primary cause</text:span><text:span text:style-name="T6"> that gave/ being and impetus to uncreated nature. <text:s/>The moralist/ will discover in his character those traits which will, as long/ as mankind reveres virtue, excite universal encomium./ <text:s/>And he who loves faith, will behold </text:span><text:span text:style-name="T5">it</text:span><text:span text:style-name="T6"> exemplified, in all its/ purity, in the life of Abraham. <text:s/>In what light soever/ we contemplate the object under our observation, we shall/ find that to discourse briefly on his rare qualities, would be/ both derogatory and unbecoming; for were we even to confine/ our strictures to the very first sentence with which his/ history commences, ample scope would be offered for detaining/ you long within these sacred walls. <text:s/>It would in that case, in order to form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a connecting link, be needful to allude to that which/ tradition has handed down, concerning the father of our/ people, to investigate the motives which prompted his/ aged parent to emigrate from his native land, and/ then to dilate upon the injunction of the Most High,/ the obedience to which, severed Abraham from his connections,/ and rendered him an exile. <text:s/>We will then this morn-/-ing deviate from our customary method; we will not/ assume to produce a well concocted address, for, as I have/ said; to follow coherently the events recorded in our Parash'a/ and expatiate thereupon, would be too extensive a task; and to/ endeavour to do so cursorily would be doing injustice to the topic;/ but, we shall solicit your attention to a few desultory/ remarks on sundry passages which require elucidation./</text:span></text:p>
      <text:p text:style-name="P6"><text:span text:style-name="T6"><text:tab/>Our Rabbies[sic!] in the Talmud commenting on the incident/ when Abraham repaired to Egypt, made use of the following/ sentence [Hebrew]/ [Hebrew] "Let every man pay due respect to his/ wife, </text:span><text:span text:style-name="T3">fo</text:span><text:span text:style-name="T6"> because</text:span> it is on <text:span text:style-name="T5">her</text:span><text:span text:style-name="T6"> account that blessing rests on his house,/ for, it is written that unto Abram He did good for her sake" We will/ examine what relation </text:span><text:span text:style-name="T3">bears</text:span><text:span text:style-name="T6"> their maxim bears to the circumstance to which/ it had reference. <text:s/>Holy Writ records that/</text:span></text:p>
      <text:p text:style-name="P6"><text:span text:style-name="T6"/></text:p>
      <text:p text:style-name="P6"><text:span text:style-name="T6">[Page 3]</text:span></text:p>
      <text:p text:style-name="P6"><text:span text:style-name="T6">while Abraham dwelt in Canaan, a raging famine constrained/ him to move to another country. <text:s/>This action which to every/ one of us must appear not alone justifiable but proper, has/ nevertheless called forth the loud censure of a learned expositor./ <text:s/>He maintains that in quitting the land which God had ordered/ for his habitation, Abraham committed a grievous sin, and that more-/-over he, very indiscreetly, exposed his wife's reputation for, he ought to have/ confided in the Lord, to whom nothing is impossible and remained in Beth El, where he had erected an altar in honor to the Eternal. <text:s/>So this </text:span><text:span text:style-name="T3">and</text:span><text:span text:style-name="T6"> he/ adds, that </text:span><text:span text:style-name="T3">this</text:span><text:span text:style-name="T6"> such a want of faith in the patriarch, was punished by the long/ captivity of his progeny; but the opinion of that ancient/ writer is clearly gainsaid by the Rabbins, who number this very/ circumstance among the trials, </text:span><text:span text:style-name="T3">to</text:span><text:span text:style-name="T6"> which it pleased the Deity,/ that Abraham should undergo, ere he designated him "his servant/ and friend," and surely He who had promised to bestow on him/ every spiritual good, would have</text:span><text:span text:style-name="T7">2</text:span><text:span text:style-name="T8"> not</text:span><text:span text:style-name="T7">1</text:span><text:span text:style-name="T8"> led him to sin; for He/ loveth righteousness, and never abnadoneth his pious ones. </text:span><text:span text:style-name="T4">but</text:span><text:span text:style-name="T8">/ Now, my friends! although the patriarch was commanded to dwell in/ Canaan, at no time was he forbid to betake himself/ elsewhere </text:span><text:span text:style-name="T9">temporarily</text:span><text:span text:style-name="T8">, and the Bible itself attests, that/ his intention was to remain in Egypt only till the abatement/ of the scourge which afflicted Canaan [Hebrew]/ "Abram went down to Egypt to </text:span><text:span text:style-name="T9">sojourn</text:span><text:span text:style-name="T8"> there, for the famine was severe in/ the land"; besides to jeopardize/</text:span></text:p>
      <text:p text:style-name="P6"><text:span text:style-name="T8"/></text:p>
      <text:p text:style-name="P6"><text:span text:style-name="T8">[Page 4]</text:span></text:p>
      <text:p text:style-name="P6"><text:span text:style-name="T8">one's life, and trust to miracles for the issue is not demanded by/ the religion which </text:span><text:span text:style-name="T4">says</text:span><text:span text:style-name="T8"> proclaims "You shall </text:span><text:span text:style-name="T9">live</text:span><text:span text:style-name="T8"> by my statutes",/ and to which sentences our Teachers wisely add "And you shall not </text:span><text:span text:style-name="T4">fo</text:span><text:span text:style-name="T8"> in any wise emperil[sic!] your lives through them."/ <text:s/>To charge Abraham with pusillanimity, would be to deny/ facts, for </text:span><text:span text:style-name="T9">without demur</text:span><text:span text:style-name="T8"> he staked his existence, when by/ so doing he could rescue the persecuted and humble the/ persecutors, and although his own safety was not involved/ in the affray, he magnanimously faced peril for the/ sake of his fellow-beings; but in the case under discussion,/ he would have endangered himself and his household,/ while </text:span><text:span text:style-name="T4">and</text:span><text:span text:style-name="T8"> he rendered service to none; therefore we sincerely believe/ that rather than a culpable act, Abraham's determin-/-ation was alike judicious and righteous; judicious, because he/ averted an impending evil, and righteous, because, as he/ understood the trust committed to him by the Almighty,/ he would have forfeited it, by a diverse demeanor./</text:span></text:p>
      <text:p text:style-name="P6"><text:span text:style-name="T8">Having thus striven to clear our patriarch of the first/ imputation laid against him, we will proceed to examine/ if the argument on which the second accusation has been based,/ is fully borne out by the context; and verily we/ must acknowledge that it </text:span><text:span text:style-name="T9">has</text:span><text:span text:style-name="T8"> the semblance of truth,/ but we ought, my friends! in pronouncing a judgment to/</text:span></text:p>
      <text:p text:style-name="P6"><text:span text:style-name="T8"/></text:p>
      <text:p text:style-name="P6"><text:soft-page-break/><text:span text:style-name="T8">[Page 5]</text:span></text:p>
      <text:p text:style-name="P6"><text:span text:style-name="T8">practice great circumspection, for it is not rarely that/ appearance is deceptive, and if collateral circumstances/ were always properly weighted, we might arrive at a/ different conclusion. <text:s/>It has been said, that Abraham/ resorted to opprobius[sic!] means in order to escape death, and/ that he should have preferred the latter to the disgrace of/ his </text:span><text:span text:style-name="T4">own</text:span><text:span text:style-name="T8"> consortium. <text:s/>This reasoning certainly seems plausible,/ but he who argued in this manner, forgot that the outrage/ which Sarah might have received at the hands of the/ Egyptians, would </text:span><text:span text:style-name="T4">have</text:span><text:span text:style-name="T8"> not in any degree have lessened, if Abraham/ was slain, nay, the risk and the injury would have been greater/ when left unprotected, whereas if he lived, he might by some/ stratagem deliver her from the power of the lawless and restore her to herself. <text:s/>And in/ fact, it is the opinion of both ancient and modern commentators,/ and among others that of the celebrated Professor Luzzato of/ Padua, that by calling Sarah his sister (in which he spoke/ the truth, for such she really was) Abraham imagined/ that </text:span><text:span text:style-name="T9">that</text:span><text:span text:style-name="T8"> people might </text:span><text:span text:style-name="T4">prefer</text:span><text:span text:style-name="T8"> infer that he had brought her thi-/-ther with the design of marrying her to some nobleman of the/ land, and then when asked for his consent, he would temporize until/ he might safely return whence he came; but that he was/</text:span></text:p>
      <text:p text:style-name="P6"><text:span text:style-name="T8"/></text:p>
      <text:p text:style-name="P6"><text:span text:style-name="T8">[Page 6]</text:span></text:p>
      <text:p text:style-name="P6"><text:span text:style-name="T4">frustrated</text:span><text:span text:style-name="T8"> baffled in his device, for no one of the chiefs and princes/ dared to offer her his hand, for fear of the king, who/ would not have suffered any other man to possess a woman/ whose beauty contrasted so strikingly with that of the/ females of his own race, and that harboring </text:span><text:span text:style-name="T4">under that</text:span><text:span text:style-name="T8"> such apprehension they </text:span><text:span text:style-name="T4">consequently forced</text:span><text:span text:style-name="T8"> deemed it best/ to commend her before Pharaoh, to whose </text:span><text:span text:style-name="T4">sent for her without further inquiries</text:span><text:span text:style-name="T8"> palace she was forthwith conveyed./ <text:s/>But they who carp at every thing and every body will not concur/ in this view; they will object to this exculpation on biblical ground;/ they will presume to condemn Abraham by his own words; </text:span><text:span text:style-name="T4">but</text:span><text:span text:style-name="T8">/ let us </text:span><text:span text:style-name="T4">see</text:span><text:span text:style-name="T8"> however notice how they can support their position. <text:s/>The patriarch/ spoke thus to his wife "Say I pray thee, that thou art my/ sister, in order that it may be well </text:span><text:span text:style-name="T4">to</text:span><text:span text:style-name="T8"> with me for thy sake, and my/ soul live because of thee" <text:s/>It was selfishness, exclaim our/ antagonists, he sought to preserve his life, and enrich/ himself at the expense of her honor; for what else could,/ the first part of the verse just cited, signify, but a reprehensible eagerness/ for wealth? <text:s/>Yet I may venture to assert, that such/ an inference displays either ignorance or disregard of the nature/ of the hebrew[sic!] language. <text:s/>Were I to prove by quotations that/ Holy Writ is wont first to pronounce a sentence in general/ terms, and immediately after to particularize it, I should/ exhaust your patience by the immensity of their numbers/</text:span></text:p>
      <text:p text:style-name="P6"><text:span text:style-name="T8"/></text:p>
      <text:p text:style-name="P6"><text:span text:style-name="T8">[Page 7]</text:span></text:p>
      <text:p text:style-name="P6"><text:span text:style-name="T8">but in order that my affirmation may not appear vague,/ I shall produce a few instances. <text:s/>In the book of Deuteronomy/ we are strongly warned against exercising cruelty towards animals,/ "Thou shalt not see the ass of thy brother, or his ox fall down by/ the way and hide thyself from them; thou shalt lift them up/ again" defining with the last words, the duty </text:span><text:span text:style-name="T9">generally</text:span><text:span text:style-name="T8"> expressed/ before, when it </text:span><text:span text:style-name="T4">said</text:span><text:span text:style-name="T8"> bid us, "not to hide our eyes from them;" elsewhere/ we are told that to exact usury from our co-religionists, is a/ heinous crime, and in that case the command [?] thus "Thou shallt/ not lend upon usury to thy brother." <text:s/>This might have been/ deemed sufficient to restrain us from practising[sic!] it in any guise,/ but the Scripture specifies it by adding "utter usury of money,/ of victuals or of whatsoever might be loaned." <text:s/>In another/ page of the heavenly volumes we are prohibited when we/ meet with a bird's nest, to take the dam with her young, and the/ expression then used is as follows "Thou shallt send the dam/ away and take the young with thee," in order that it may/ be well with thee; and thou mayest prolong thy life", explaining/ with the end of the sentence what preceeds[sic!] it, namely, the good/ thou shalt derive from thy obedience to this law, will be, length/ of days. <text:s/>And in like manner must the words of Abraham/</text:span></text:p>
      <text:p text:style-name="P6"><text:span text:style-name="T8"/></text:p>
      <text:p text:style-name="P6"><text:span text:style-name="T8">[Page 8]</text:span></text:p>
      <text:p text:style-name="P6"><text:soft-page-break/><text:span text:style-name="T8">be interpreted. <text:s/>The advantage accruing from thy proclaiming/ thyself my sister said he to Sarah will be that I shall not be wantonly/ killed </text:span><text:span text:style-name="T4">but</text:span><text:span text:style-name="T8">; far be a thought of venality from him who pe/-remptorily refused to appropriate to himself the least of that which/ he had wrestled from the hands of the spoilers; far be a mercenary/ design from him who generously gave the tenth of his own/ acquisition to the priest who ministered </text:span><text:span text:style-name="T4">Ch</text:span><text:span text:style-name="T8"> to the Most/ High; but, why; does not the very construction of the sentence/ justify our interpretation? <text:s/>If the truth was on the side of/ those who dissent from our opinion and he meant to signify that not alone he should eschew danger, but </text:span><text:span text:style-name="T4">accrue</text:span><text:span text:style-name="T8"> acquire wealth, through munificent gifts ought not the text to/ be transposed, and read so "Say, I pray thee, that thou art my/ sister, so that I may </text:span><text:span text:style-name="T9">live</text:span><text:span text:style-name="T8"> for thy sake, and that it may be/ well with me because of thee"? but that it is not so worded,/ is the strongest evidence of what we have hitherto endeavoured/ to demonstrate. <text:s/>Nor is the fact that Abraham gained/ materially by this incident, a refutation of our argument, for/ it is obvious from the maxim of the Rabbins which I prefaced/ to my remarks, that they refer the sixteenth verse of the/ twelfth chapter of Genesis, to the </text:span><text:span text:style-name="T9">Lord</text:span><text:span text:style-name="T8"> and not to Pharoah;/ According to their rendering, that verse is an antithesis to/ the succeeding one, namely "Unto Abraham He (God) did/ good, but unto Pharaoh he plagued," hence comes their/</text:span></text:p>
      <text:p text:style-name="P6"><text:span text:style-name="T8"/></text:p>
      <text:p text:style-name="P6"><text:span text:style-name="T8">[Page 9]</text:span></text:p>
      <text:p text:style-name="P6"><text:span text:style-name="T8">aphorism "Let every man pay due respect to his wife,/ because it is on </text:span><text:span text:style-name="T9">her</text:span><text:span text:style-name="T8"> account that blessing rests on his house/ for, it is written that Abram was benefitted[sic!] through Sarah"/ <text:s/>This opinion of our Sages has been endorsed by the learned/ Abarbanel, who strives to corroborate it by pointing to/ the words occurring in the text. <text:s/>He maintains that if/ Pharoah was the donor the phrase [Hebrew] "And he </text:span><text:span text:style-name="T9">gave</text:span><text:span text:style-name="T8"> him sheep, and/ oxen" etc, ought to have been written instead of [Hebrew] "And </text:span><text:span text:style-name="T9">he had</text:span><text:span text:style-name="T8">/ sheep" and so forth, which might denote that they were his property/ previous to that period; but if we even agree to the more general/ acceptation of that verse, and admit that </text:span><text:span text:style-name="T9">Pharoah</text:span><text:span text:style-name="T8"> is/ the subject of the proposition, it will reflect no ignominy/ on the irreproachable character of the patriarch, if the/ monarch of Egypt, unsolicited, bestowed on him some presents./ <text:s/>In repairing to that country, Abraham had sought to/ rescue himself and his household from the pangs of starvation;/ in concealing his right claim on Sarah, he aimed at/ his self-preservation and that of her honor, but in no manner/ he ever debased himself because of worldly preferments, and/ of his designs were frustrated, we must assign the cause/ to Him who disposes otherwise than what man proposes; for, to try his/ faith the Almighty suffered him not, to remain where he/</text:span></text:p>
      <text:p text:style-name="P6"><text:span text:style-name="T8"/></text:p>
      <text:p text:style-name="P6"><text:span text:style-name="T8">[Page 10]</text:span></text:p>
      <text:p text:style-name="P6"><text:span text:style-name="T8">he[sic!] had met abundant subsistence, and whereas he had/ imagined to shield his wife's reputation from danger, she/ was on the contrary suddenly taken from him. <text:s/>Yet, "as the eye/ of the Eternal watches them that fear him, &amp; those who trust in/ his mercy, to deliver their soul from death and to maintain/ them alive in </text:span><text:span text:style-name="T4">the</text:span><text:span text:style-name="T8"> famine;" so were Abraham and his beloved/ partner supported by the might arm of the Lord, and he/ commanded his angel to encompass them that they might not/ be scathed. <text:s/>And now, my friends! that I/ have so far labored to exonerate the father of our people/ from the two imputations laid against him, namely;/ his having quitted the land of promise without the expressed/ consent of the Lord, and his having egotistically exposed/ his wife to dishonour, I need not dwell any longer to disprove,/ what has been averred, that the servitude of Egypt was/ the consequence of Abraham's guilt; but, as touching the cause/ of that event, authors vary greatly in their notions, I shall/ very briefly signify my idea on that subject./</text:span></text:p>
      <text:p text:style-name="P6"><text:span text:style-name="T8">I believe that the bondage which our ancestors suffered/ in the country of the Pharoahs, was not a punishment/ for any previous delinquency, but a decree of the Omnipotent,/ for a wise and benevolent design. <text:s/>He foresaw that if the/</text:span></text:p>
      <text:p text:style-name="P6"><text:span text:style-name="T8"/></text:p>
      <text:p text:style-name="P6"><text:span text:style-name="T8">[Page 11]</text:span></text:p>
      <text:p text:style-name="P6"><text:soft-page-break/><text:span text:style-name="T8">descendants of Abraham had increased and striven in the land/ of their nativity, they might gradually become identified with/ the aborigines, and forget the tradition of that Unity which/ has been jealously preserved by the patriarchs; and he therefore/ deemed it necessary, for the sake of mankind at large and for/ the glory of his name, that Israel should undergo exile and/ thraldom. <text:s/>In a place where they were considered strangers, they/ would have remained aloof from the idolatrous denizens, and/ the persecutions to which the latter subjected them, would/ prove the strongest safeguard against imbibing their baleful/ principles. <text:s/>Israel purified in the crucible of </text:span><text:span text:style-name="T4">very</text:span><text:span text:style-name="T8"> severe trials, would/ be fitted for the reception of those tenets which were to spread/ light and eternal life among all the offspring of Adam./ <text:s/>And God would also be extolled alike through their medium as through their stupendous deeds; for, when/ He would stretch forth his </text:span><text:span text:style-name="T4">powerful</text:span><text:span text:style-name="T8"> arm to liberate his enslaved people,/ and the laws of nature </text:span><text:span text:style-name="T4">would</text:span><text:span text:style-name="T8"> become subservient to his will, human/ wisdom would stand aghast, and they who denied his existence,/ his power and his watchful providence, would be forced to confess/ that He is the Creator, the Almighty and the Saviour./</text:span></text:p>
      <text:p text:style-name="P6"><text:span text:style-name="T8">This I judge, if man can presume to scrutinize the device of/ the Lord, is the principal cause of the Egyptian bondage and of the/ wondrous deliverance therefrom; and not, as some have supposed,/</text:span></text:p>
      <text:p text:style-name="P6"><text:span text:style-name="T8"/></text:p>
      <text:p text:style-name="P6"><text:span text:style-name="T8">[Page 12]</text:span></text:p>
      <text:p text:style-name="P6"><text:span text:style-name="T8">the consequence of a sin which Abraham entailed on his/ posterity, for, the immortal spirit from above never animated a being/ more faithful to his God, more dutiful to his family, more/ beneficent to his fellow-men, more generous towards every one,/ more devoted to the cause of truth, than the venerated Founder/ of our nation. <text:s/>On him is deservedly bestowed the need of praise/ awarded by our Sages, when they said, that Abraham was the/ type which Isaiah had in his mind in his sublime description of/ the man who shall even stand high in the presence of God; which/ is "he that walketh uprightly, and speaketh righteously, he that/ despiseth the gain of oppressions, that shaketh his hand from holding/ of bribes, that stoppeth his ears from hearing of guilt, and shutteth/ his eyes from seeing evil" May he ever be also </text:span><text:span text:style-name="T9">our</text:span><text:span text:style-name="T8"> prototype,/ the exemplar which we will strive to copy, for then the/ epithets used by the prophet shall justly beseem every one of/ us. <text:s/>"</text:span><text:span text:style-name="T4">Listen now</text:span><text:span text:style-name="T8"> Thou art O Israel my servant, </text:span><text:span text:style-name="T4">O</text:span><text:span text:style-name="T8"> Jacob whom I have/ chosen, </text:span><text:span text:style-name="T4">O</text:span><text:span text:style-name="T8"> the </text:span><text:span text:style-name="T9">seed of Abraham my friend</text:span><text:span text:style-name="T8">" [Hebrew]/ [Hebrew]/</text:span></text:p>
      <text:p text:style-name="P6"><text:span text:style-name="T8">O Shield of Abraham! <text:s/>It is by this epithet that thy children/ daily address thy throne. <text:s/>With their faces towards that/ part of thy world, whence that righteous man, charged/</text:span></text:p>
      <text:p text:style-name="P6"><text:span text:style-name="T8"/></text:p>
      <text:p text:style-name="P6"><text:span text:style-name="T8">[Page 13]</text:span></text:p>
      <text:p text:style-name="P6"><text:span text:style-name="T8">with a glorious mission, was summoned; they exalt/ as they recall to their minds thy divine declarations on/ behalf of his future generations. <text:s/>When for thy sake/ he suppressed filial tenderness and the love for the land of/ his birth, and went to an unknown clime, Thou didst comfort/ his heart by the assurance that his trials would yield an ever-/-lasting good. <text:s/>He did not murmur when famine/ made him again roam abroad, for, his faith sustained him,/ and because of that, he saw thy hand strike </text:span><text:span text:style-name="T9">him</text:span><text:span text:style-name="T8"> who was ready/ to tarnish his honor. <text:s/>His meek spirit did not swell/ with pride when by his own </text:span><text:span text:style-name="T4">hand</text:span><text:span text:style-name="T8"> valour he </text:span><text:span text:style-name="T4">struck down</text:span><text:span text:style-name="T8"> crushed the/ oppressors, for, he labored in thy name, and to save the/ innocents, was his highest recompense. <text:s/>When an appalling/ vision terrified his mind, and his prophetic eyes viewed unutterable/ suffering, the cause of which he could not comprehend, he/ silently received that fiat, because he knew that thy ways/ are </text:span><text:span text:style-name="T9">righteousness</text:span><text:span text:style-name="T8">. <text:s/>And what promptitude did he not evince/ when at the age of nearly a hundred, he was bid to subject his/ body to writhing pains! <text:s/>On the "self-same day" he obeyed that/ injunction and was seated with thy covenant. <text:s/>Many O Lord! were/ the trials which he for thy sake exultingly underwent, and the/ merit he acquired, has been entailed on his posterity. <text:s/>Thou/</text:span></text:p>
      <text:p text:style-name="P6"><text:span text:style-name="T8"/></text:p>
      <text:p text:style-name="P6"><text:span text:style-name="T8">[Page 14]</text:span></text:p>
      <text:p text:style-name="P6"><text:span text:style-name="T8">didst promise to be to them a protecting God. <text:s/>Father!/ <text:s/>The days of our pious ancestor did not exceed those of his/ contemporaries, so that he might experience the fulfilment[sic!]/ of thy declaration, but </text:span><text:soft-page-break/><text:span text:style-name="T8">from the supernal habitation where/ his soul is imparadised, he beholds it even this day through/ the breadth and length of Thy world. <text:s/>Grant O God, that/ through his merits we may ever live in thy presence, as/ the worthy children of one so faithful. <text:s/>Grant that when/ the period of our probation shall expire, and in accordance/ with the prophecy, the remnant of thy people shall have/ been tried as gold is tried, we may still invoke Thy name/ in the beauteous Zion as our only God, the shield of Abraham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0T12:50:54.28</meta:creation-date>
    <meta:document-statistic meta:table-count="0" meta:image-count="0" meta:object-count="0" meta:page-count="7" meta:paragraph-count="96" meta:word-count="3364" meta:character-count="19874"/>
    <dc:date>2012-04-10T14:39:03.49</dc:date>
    <dc:creator>Penn Libraries</dc:creator>
    <meta:editing-duration>PT00H11M29S</meta:editing-duration>
    <meta:editing-cycles>1</meta:editing-cycles>
    <meta:generator>OpenOffice.org/3.2$Win32 OpenOffice.org_project/320m12$Build-9483</meta:generator>
  </office:meta>
</office:document-meta>
</file>